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dbd2" officeooo:paragraph-rsid="0004dbd2"/>
    </style:style>
    <style:style style:name="P2" style:family="paragraph" style:parent-style-name="Standard">
      <style:text-properties fo:font-size="12pt" officeooo:rsid="0004dbd2" officeooo:paragraph-rsid="0004dbd2" style:font-size-asian="12pt" style:font-size-complex="12pt"/>
    </style:style>
    <style:style style:name="P3" style:family="paragraph" style:parent-style-name="Standard">
      <style:text-properties style:text-underline-style="solid" style:text-underline-width="auto" style:text-underline-color="font-color" officeooo:rsid="0004dbd2" officeooo:paragraph-rsid="0004dbd2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9.80000019073486pt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9.80000019073486pt"/>
    </style:style>
    <style:style style:name="P6" style:family="paragraph" style:parent-style-name="Preformatted_20_Text">
      <style:text-properties fo:color="#a9b7c6" style:font-name="JetBrains Mono" fo:font-size="9.80000019073486pt" officeooo:rsid="0004dbd2" officeooo:paragraph-rsid="0004dbd2" style:font-size-asian="12pt" style:font-size-complex="12pt"/>
    </style:style>
    <style:style style:name="P7" style:family="paragraph" style:parent-style-name="Preformatted_20_Text">
      <style:text-properties fo:color="#a9b7c6" style:font-name="JetBrains Mono" fo:font-size="9.80000019073486pt" officeooo:rsid="0004dbd2" officeooo:paragraph-rsid="0004dbd2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9.80000019073486pt"/>
    </style:style>
    <style:style style:name="P9" style:family="paragraph" style:parent-style-name="Heading_20_3">
      <style:text-properties fo:font-size="12pt" style:text-underline-style="solid" style:text-underline-width="auto" style:text-underline-color="font-color" officeooo:rsid="0004dbd2" officeooo:paragraph-rsid="0004dbd2" style:font-size-asian="12pt" style:font-size-complex="12pt"/>
    </style:style>
    <style:style style:name="T1" style:family="text">
      <style:text-properties fo:color="#6897bb"/>
    </style:style>
    <style:style style:name="T2" style:family="text">
      <style:text-properties fo:color="#cc7832"/>
    </style:style>
    <style:style style:name="T3" style:family="text">
      <style:text-properties fo:color="#8888c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6a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#list of numbers</text:p>
      <text:p text:style-name="P5">numbers=[<text:span text:style-name="T1">34.6</text:span><text:span text:style-name="T2">,</text:span>-<text:span text:style-name="T1">203.4</text:span><text:span text:style-name="T2">,</text:span><text:span text:style-name="T1">44.9</text:span><text:span text:style-name="T2">,</text:span><text:span text:style-name="T1">68.3</text:span><text:span text:style-name="T2">,</text:span>-<text:span text:style-name="T1">12.2</text:span><text:span text:style-name="T2">,</text:span><text:span text:style-name="T1">44.6</text:span><text:span text:style-name="T2">,</text:span><text:span text:style-name="T1">12.7</text:span>]</text:p>
      <text:p text:style-name="P5">newlist=[n <text:span text:style-name="T2">for </text:span>n <text:span text:style-name="T2">in </text:span>numbers <text:span text:style-name="T2">if </text:span>n&gt;<text:span text:style-name="T1">10</text:span>]</text:p>
      <text:p text:style-name="P8"><text:span text:style-name="T3">print</text:span>(newlist)</text:p>
      <text:p text:style-name="P1">Output</text:p>
      <text:p text:style-name="P1"/>
      <text:p text:style-name="P1">[34.6, 44.9, 68.3, 44.6, 12.7]</text:p>
      <text:p text:style-name="P1"/>
      <text:p text:style-name="P1">Process finished with exit code 0</text:p>
      <text:p text:style-name="P1"/>
      <text:h text:style-name="P9" text:outline-level="3">#<text:span text:style-name="T4">square</text:span></text:h>
      <text:p text:style-name="P6"><text:span text:style-name="T3">print</text:span>(<text:span text:style-name="T5">"enter the limit"</text:span>)</text:p>
      <text:p text:style-name="P5">n=<text:span text:style-name="T3">int</text:span>(<text:span text:style-name="T3">input</text:span>())</text:p>
      <text:p text:style-name="P5">squares=[i*i <text:span text:style-name="T2">for </text:span>i <text:span text:style-name="T2">in </text:span><text:span text:style-name="T3">range</text:span>(n)]</text:p>
      <text:p text:style-name="P8"><text:span text:style-name="T3">print</text:span>(<text:span text:style-name="T5">"square of n numbers</text:span><text:span text:style-name="T2">\n</text:span><text:span text:style-name="T5">"</text:span><text:span text:style-name="T2">,</text:span>squares)</text:p>
      <text:p text:style-name="P2"/>
      <text:p text:style-name="P1">Output</text:p>
      <text:p text:style-name="P1"/>
      <text:p text:style-name="P1">enter the limit</text:p>
      <text:p text:style-name="P1">9</text:p>
      <text:p text:style-name="P1">square of n numbers</text:p>
      <text:p text:style-name="P1"><text:s/>[0, 1, 4, 9, 16, 25, 36, 49, 64]</text:p>
      <text:p text:style-name="P1"/>
      <text:p text:style-name="P1">Process finished with exit code 0</text:p>
      <text:p text:style-name="P1"/>
      <text:p text:style-name="P3">#Ordinal</text:p>
      <text:p text:style-name="P3"/>
      <text:p text:style-name="P7">list1=[<text:span text:style-name="T5">'aravind'</text:span><text:span text:style-name="T2">,</text:span><text:span text:style-name="T5">'aparna'</text:span>]</text:p>
      <text:p text:style-name="P5"><text:span text:style-name="T3">print</text:span>(<text:span text:style-name="T5">"the original list;</text:span><text:span text:style-name="T2">\n</text:span><text:span text:style-name="T5">"</text:span>+<text:span text:style-name="T3">str</text:span>(list1))</text:p>
      <text:p text:style-name="P5">res=[<text:span text:style-name="T3">ord</text:span>(ele) <text:span text:style-name="T2">for </text:span>sub <text:span text:style-name="T2">in </text:span>list1 <text:span text:style-name="T2">for </text:span>ele <text:span text:style-name="T2">in </text:span>sub]</text:p>
      <text:p text:style-name="P8"><text:span text:style-name="T3">print</text:span>(<text:span text:style-name="T5">"the ASC11 list is:</text:span><text:span text:style-name="T2">\n</text:span><text:span text:style-name="T5">"</text:span>+<text:span text:style-name="T3">str</text:span>(res))</text:p>
      <text:p text:style-name="P1">Output</text:p>
      <text:p text:style-name="P1"/>
      <text:p text:style-name="P1">the original list;</text:p>
      <text:p text:style-name="P1">['aravind', 'aparna']</text:p>
      <text:p text:style-name="P1">the ASC11 list is:</text:p>
      <text:p text:style-name="P1">[97, 114, 97, 118, 105, 110, 100, 97, 112, 97, 114, 110, 97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5:28:51.568148833</meta:creation-date>
    <dc:date>2021-11-10T15:34:44.213290774</dc:date>
    <meta:editing-duration>PT5M53S</meta:editing-duration>
    <meta:editing-cycles>1</meta:editing-cycles>
    <meta:document-statistic meta:table-count="0" meta:image-count="0" meta:object-count="0" meta:page-count="1" meta:paragraph-count="28" meta:word-count="103" meta:character-count="684" meta:non-whitespace-character-count="608"/>
    <meta:generator>LibreOffice/6.0.7.3$Linux_X86_64 LibreOffice_project/00m0$Build-3</meta:generator>
  </office:meta>
</office:document-meta>
</file>